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Rome time" svg:font-family="'Rome time'"/>
    <style:font-face style:name="sans-serif" svg:font-family="sans-serif"/>
  </office:font-face-decls>
  <office:automatic-styles>
    <style:style style:name="P1" style:family="paragraph" style:parent-style-name="Standard">
      <style:paragraph-properties style:writing-mode="lr-tb"/>
      <style:text-properties officeooo:rsid="010a209e" officeooo:paragraph-rsid="001bedd7"/>
    </style:style>
    <style:style style:name="P2" style:family="paragraph" style:parent-style-name="Standard">
      <style:paragraph-properties style:writing-mode="lr-tb"/>
      <style:text-properties style:font-name="Abyssinica SIL" fo:font-size="12pt" officeooo:rsid="001a4e9f" officeooo:paragraph-rsid="001a4e9f" style:font-name-asian="Abyssinica SIL" style:font-size-asian="12pt" style:font-size-complex="12pt"/>
    </style:style>
    <style:style style:name="P3" style:family="paragraph" style:parent-style-name="Standard">
      <style:paragraph-properties style:writing-mode="lr-tb"/>
      <style:text-properties style:font-name="Abyssinica SIL" fo:font-size="12pt" officeooo:rsid="001a4e9f" officeooo:paragraph-rsid="001c2778" style:font-name-asian="Abyssinica SIL" style:font-size-asian="12pt" style:font-size-complex="12pt"/>
    </style:style>
    <style:style style:name="P4" style:family="paragraph" style:parent-style-name="Standard">
      <style:paragraph-properties style:writing-mode="lr-tb"/>
      <style:text-properties style:font-name="Abyssinica SIL" fo:font-size="12pt" officeooo:rsid="001a4e9f" officeooo:paragraph-rsid="001bedd7" style:font-name-asian="Abyssinica SIL" style:font-size-asian="12pt" style:font-size-complex="12pt"/>
    </style:style>
    <style:style style:name="P5" style:family="paragraph" style:parent-style-name="Standard">
      <style:paragraph-properties style:writing-mode="lr-tb"/>
      <style:text-properties style:font-name="Abyssinica SIL" fo:font-size="12pt" officeooo:rsid="001a4e9f" officeooo:paragraph-rsid="001eba0b" style:font-name-asian="Abyssinica SIL" style:font-size-asian="12pt" style:font-size-complex="12pt"/>
    </style:style>
    <style:style style:name="P6" style:family="paragraph" style:parent-style-name="Standard">
      <style:paragraph-properties style:writing-mode="lr-tb"/>
      <style:text-properties style:font-name="Abyssinica SIL" fo:font-size="12pt" officeooo:rsid="001a4e9f" officeooo:paragraph-rsid="001f331b" style:font-name-asian="Abyssinica SIL" style:font-size-asian="12pt" style:font-size-complex="12pt"/>
    </style:style>
    <style:style style:name="P7" style:family="paragraph" style:parent-style-name="Standard">
      <style:paragraph-properties style:writing-mode="lr-tb"/>
      <style:text-properties style:font-name="Abyssinica SIL" fo:font-size="12pt" officeooo:rsid="001a4e9f" officeooo:paragraph-rsid="00212ae3" style:font-name-asian="Abyssinica SIL" style:font-size-asian="12pt" style:font-size-complex="12pt"/>
    </style:style>
    <style:style style:name="P8" style:family="paragraph" style:parent-style-name="Standard">
      <style:paragraph-properties style:writing-mode="lr-tb"/>
      <style:text-properties style:font-name="Abyssinica SIL" fo:font-size="12pt" officeooo:rsid="001a4e9f" officeooo:paragraph-rsid="0021e7fd" style:font-name-asian="Abyssinica SIL" style:font-size-asian="12pt" style:font-size-complex="12pt"/>
    </style:style>
    <style:style style:name="P9" style:family="paragraph" style:parent-style-name="Standard">
      <style:paragraph-properties style:writing-mode="lr-tb"/>
      <style:text-properties style:font-name="Abyssinica SIL" fo:font-size="12pt" officeooo:paragraph-rsid="001bedd7" style:font-name-asian="Abyssinica SIL" style:font-size-asian="12pt" style:font-size-complex="12pt"/>
    </style:style>
    <style:style style:name="P10" style:family="paragraph" style:parent-style-name="Standard">
      <style:paragraph-properties style:writing-mode="lr-tb"/>
      <style:text-properties style:font-name="Abyssinica SIL" fo:font-size="12pt" officeooo:rsid="001bedd7" officeooo:paragraph-rsid="001bedd7" style:font-name-asian="Abyssinica SIL" style:font-size-asian="12pt" style:font-size-complex="12pt"/>
    </style:style>
    <style:style style:name="P11" style:family="paragraph" style:parent-style-name="Standard">
      <style:paragraph-properties style:writing-mode="lr-tb"/>
      <style:text-properties style:font-name="Abyssinica SIL" fo:font-size="12pt" officeooo:rsid="001bedd7" officeooo:paragraph-rsid="001c2778" style:font-name-asian="Abyssinica SIL" style:font-size-asian="12pt" style:font-size-complex="12pt"/>
    </style:style>
    <style:style style:name="P12" style:family="paragraph" style:parent-style-name="Standard">
      <style:paragraph-properties style:writing-mode="lr-tb"/>
      <style:text-properties style:font-name="Abyssinica SIL" fo:font-size="12pt" officeooo:rsid="001bedd7" officeooo:paragraph-rsid="001d738d" style:font-name-asian="Abyssinica SIL" style:font-size-asian="12pt" style:font-size-complex="12pt"/>
    </style:style>
    <style:style style:name="P13" style:family="paragraph" style:parent-style-name="Standard">
      <style:paragraph-properties style:writing-mode="lr-tb"/>
      <style:text-properties style:font-name="Abyssinica SIL" fo:font-size="12pt" officeooo:rsid="001bedd7" officeooo:paragraph-rsid="00212ae3" style:font-name-asian="Abyssinica SIL" style:font-size-asian="12pt" style:font-size-complex="12pt"/>
    </style:style>
    <style:style style:name="P14" style:family="paragraph" style:parent-style-name="Standard">
      <style:paragraph-properties style:writing-mode="lr-tb"/>
      <style:text-properties style:font-name="Abyssinica SIL" fo:font-size="12pt" officeooo:rsid="001bedd7" officeooo:paragraph-rsid="00238f28" style:font-name-asian="Abyssinica SIL" style:font-size-asian="12pt" style:font-size-complex="12pt"/>
    </style:style>
    <style:style style:name="P15" style:family="paragraph" style:parent-style-name="Standard">
      <style:paragraph-properties style:writing-mode="lr-tb"/>
      <style:text-properties style:font-name="Abyssinica SIL" fo:font-size="12pt" officeooo:paragraph-rsid="001a4e9f" style:font-name-asian="Abyssinica SIL" style:font-size-asian="12pt" style:font-size-complex="12pt"/>
    </style:style>
    <style:style style:name="P16" style:family="paragraph" style:parent-style-name="Standard">
      <style:paragraph-properties style:writing-mode="lr-tb"/>
      <style:text-properties style:font-name="Abyssinica SIL" fo:font-size="12pt" officeooo:rsid="00f907c2" officeooo:paragraph-rsid="001bedd7" style:font-name-asian="Abyssinica SIL" style:font-size-asian="12pt" style:font-size-complex="12pt"/>
    </style:style>
    <style:style style:name="P17" style:family="paragraph" style:parent-style-name="Standard">
      <style:paragraph-properties style:writing-mode="lr-tb"/>
      <style:text-properties style:font-name="Abyssinica SIL" fo:font-size="12pt" officeooo:rsid="01139569" officeooo:paragraph-rsid="001bedd7" style:font-name-asian="Abyssinica SIL" style:font-size-asian="12pt" style:font-size-complex="12pt"/>
    </style:style>
    <style:style style:name="P18" style:family="paragraph" style:parent-style-name="Standard">
      <style:paragraph-properties style:writing-mode="lr-tb"/>
      <style:text-properties style:font-name="Abyssinica SIL" fo:font-size="12pt" officeooo:rsid="0039357e" officeooo:paragraph-rsid="001a4e9f" style:font-name-asian="Abyssinica SIL" style:font-size-asian="12pt" style:font-size-complex="12pt"/>
    </style:style>
    <style:style style:name="P19" style:family="paragraph" style:parent-style-name="Standard">
      <style:paragraph-properties style:writing-mode="lr-tb"/>
      <style:text-properties style:font-name="Abyssinica SIL" fo:font-size="12pt" officeooo:paragraph-rsid="001c2778" style:font-name-asian="Abyssinica SIL" style:font-size-asian="12pt" style:font-size-complex="12pt"/>
    </style:style>
    <style:style style:name="T1" style:family="text">
      <style:text-properties style:font-name="sans-serif" fo:font-size="11.25pt" officeooo:rsid="006e6add"/>
    </style:style>
    <style:style style:name="T2" style:family="text">
      <style:text-properties style:font-name="sans-serif" fo:font-size="11.25pt" officeooo:rsid="00e11da6"/>
    </style:style>
    <style:style style:name="T3" style:family="text">
      <style:text-properties officeooo:rsid="0059b775"/>
    </style:style>
    <style:style style:name="T4" style:family="text">
      <style:text-properties officeooo:rsid="001a4e9f"/>
    </style:style>
    <style:style style:name="T5" style:family="text">
      <style:text-properties officeooo:rsid="001bedd7"/>
    </style:style>
    <style:style style:name="T6" style:family="text">
      <style:text-properties officeooo:rsid="00e8512c"/>
    </style:style>
    <style:style style:name="T7" style:family="text">
      <style:text-properties officeooo:rsid="00e77524"/>
    </style:style>
    <style:style style:name="T8" style:family="text">
      <style:text-properties officeooo:rsid="01002486"/>
    </style:style>
    <style:style style:name="T9" style:family="text">
      <style:text-properties officeooo:rsid="00e11da6"/>
    </style:style>
    <style:style style:name="T10" style:family="text">
      <style:text-properties officeooo:rsid="00f907c2"/>
    </style:style>
    <style:style style:name="T11" style:family="text">
      <style:text-properties officeooo:rsid="00e714b4"/>
    </style:style>
    <style:style style:name="T12" style:family="text">
      <style:text-properties officeooo:rsid="00ded5bd"/>
    </style:style>
    <style:style style:name="T13" style:family="text">
      <style:text-properties officeooo:rsid="00e07287"/>
    </style:style>
    <style:style style:name="T14" style:family="text">
      <style:text-properties officeooo:rsid="00e26452"/>
    </style:style>
    <style:style style:name="T15" style:family="text">
      <style:text-properties officeooo:rsid="010e4c3c"/>
    </style:style>
    <style:style style:name="T16" style:family="text">
      <style:text-properties officeooo:rsid="00e4be6b"/>
    </style:style>
    <style:style style:name="T17" style:family="text">
      <style:text-properties style:font-name="Abyssinica SIL" fo:font-size="12pt" fo:font-style="normal" officeooo:rsid="0017db31" style:font-name-asian="Abyssinica SIL" style:font-size-asian="12pt" style:font-style-asian="normal" style:font-size-complex="12pt" style:font-style-complex="normal"/>
    </style:style>
    <style:style style:name="T18" style:family="text">
      <style:text-properties style:font-name="Abyssinica SIL" fo:font-size="12pt" officeooo:rsid="00e8512c" style:font-name-asian="Abyssinica SIL" style:font-size-asian="12pt" style:font-size-complex="12pt"/>
    </style:style>
    <style:style style:name="T19" style:family="text">
      <style:text-properties style:font-name="Abyssinica SIL" fo:font-size="12pt" officeooo:rsid="00f907c2" style:font-name-asian="Abyssinica SIL" style:font-size-asian="12pt" style:font-size-complex="12pt"/>
    </style:style>
    <style:style style:name="T20" style:family="text">
      <style:text-properties style:font-name="Abyssinica SIL" fo:font-size="12pt" officeooo:rsid="00e26452" style:font-name-asian="Abyssinica SIL" style:font-size-asian="12pt" style:font-size-complex="12pt"/>
    </style:style>
    <style:style style:name="T21" style:family="text">
      <style:text-properties officeooo:rsid="003cc6c6"/>
    </style:style>
    <style:style style:name="T22" style:family="text">
      <style:text-properties officeooo:rsid="0049abbb"/>
    </style:style>
    <style:style style:name="T23" style:family="text">
      <style:text-properties officeooo:rsid="004a9c34"/>
    </style:style>
    <style:style style:name="T24" style:family="text">
      <style:text-properties officeooo:rsid="004d8958"/>
    </style:style>
    <style:style style:name="T25" style:family="text">
      <style:text-properties officeooo:rsid="0051672f"/>
    </style:style>
    <style:style style:name="T26" style:family="text">
      <style:text-properties officeooo:rsid="005a1b05"/>
    </style:style>
    <style:style style:name="T27" style:family="text">
      <style:text-properties officeooo:rsid="005d5375"/>
    </style:style>
    <style:style style:name="T28" style:family="text">
      <style:text-properties officeooo:rsid="006af535"/>
    </style:style>
    <style:style style:name="T29" style:family="text">
      <style:text-properties officeooo:rsid="00610119"/>
    </style:style>
    <style:style style:name="T30" style:family="text">
      <style:text-properties officeooo:rsid="0073b3e9"/>
    </style:style>
    <style:style style:name="T31" style:family="text">
      <style:text-properties officeooo:rsid="0095f846"/>
    </style:style>
    <style:style style:name="T32" style:family="text">
      <style:text-properties officeooo:rsid="001ad440"/>
    </style:style>
    <style:style style:name="T33" style:family="text">
      <style:text-properties officeooo:rsid="009ff1ec"/>
    </style:style>
    <style:style style:name="T34" style:family="text">
      <style:text-properties officeooo:rsid="009d719b"/>
    </style:style>
    <style:style style:name="T35" style:family="text">
      <style:text-properties officeooo:rsid="00970d09"/>
    </style:style>
    <style:style style:name="T36" style:family="text">
      <style:text-properties officeooo:rsid="00983460"/>
    </style:style>
    <style:style style:name="T37" style:family="text">
      <style:text-properties officeooo:rsid="00a236c9"/>
    </style:style>
    <style:style style:name="T38" style:family="text">
      <style:text-properties officeooo:rsid="00a3ecb7"/>
    </style:style>
    <style:style style:name="T39" style:family="text">
      <style:text-properties officeooo:rsid="00a4ad3e"/>
    </style:style>
    <style:style style:name="T40" style:family="text">
      <style:text-properties officeooo:rsid="00a51eae"/>
    </style:style>
    <style:style style:name="T41" style:family="text">
      <style:text-properties officeooo:rsid="00a6c3b2"/>
    </style:style>
    <style:style style:name="T42" style:family="text">
      <style:text-properties officeooo:rsid="00aec960"/>
    </style:style>
    <style:style style:name="T43" style:family="text">
      <style:text-properties officeooo:rsid="00aced51"/>
    </style:style>
    <style:style style:name="T44" style:family="text">
      <style:text-properties officeooo:rsid="00af2d08"/>
    </style:style>
    <style:style style:name="T45" style:family="text">
      <style:text-properties officeooo:rsid="00af54e6"/>
    </style:style>
    <style:style style:name="T46" style:family="text">
      <style:text-properties officeooo:rsid="00ba222e"/>
    </style:style>
    <style:style style:name="T47" style:family="text">
      <style:text-properties officeooo:rsid="00bbc773"/>
    </style:style>
    <style:style style:name="T48" style:family="text">
      <style:text-properties officeooo:rsid="00ba6eec"/>
    </style:style>
    <style:style style:name="T49" style:family="text">
      <style:text-properties officeooo:rsid="00bda984"/>
    </style:style>
    <style:style style:name="T50" style:family="text">
      <style:text-properties officeooo:rsid="00c5bd54"/>
    </style:style>
    <style:style style:name="T51" style:family="text">
      <style:text-properties officeooo:rsid="00c2c9c2"/>
    </style:style>
    <style:style style:name="T52" style:family="text">
      <style:text-properties officeooo:rsid="00c97b1f"/>
    </style:style>
    <style:style style:name="T53" style:family="text">
      <style:text-properties officeooo:rsid="00d3baf3"/>
    </style:style>
    <style:style style:name="T54" style:family="text">
      <style:text-properties officeooo:rsid="00d52bc1"/>
    </style:style>
    <style:style style:name="T55" style:family="text">
      <style:text-properties officeooo:rsid="00cc9662"/>
    </style:style>
    <style:style style:name="T56" style:family="text">
      <style:text-properties officeooo:rsid="00cf78a7"/>
    </style:style>
    <style:style style:name="T57" style:family="text">
      <style:text-properties officeooo:rsid="00e86772"/>
    </style:style>
    <style:style style:name="T58" style:family="text">
      <style:text-properties officeooo:rsid="00d97871"/>
    </style:style>
    <style:style style:name="T59" style:family="text">
      <style:text-properties officeooo:rsid="00dcdca2"/>
    </style:style>
    <style:style style:name="T60" style:family="text">
      <style:text-properties officeooo:rsid="00dae9bd"/>
    </style:style>
    <style:style style:name="T61" style:family="text">
      <style:text-properties officeooo:rsid="0053b9c5"/>
    </style:style>
    <style:style style:name="T62" style:family="text">
      <style:text-properties officeooo:rsid="005627aa"/>
    </style:style>
    <style:style style:name="T63" style:family="text">
      <style:text-properties officeooo:rsid="0056a38a"/>
    </style:style>
    <style:style style:name="T64" style:family="text">
      <style:text-properties officeooo:rsid="0054906c"/>
    </style:style>
    <style:style style:name="T65" style:family="text">
      <style:text-properties officeooo:rsid="002a9f70"/>
    </style:style>
    <style:style style:name="T66" style:family="text">
      <style:text-properties officeooo:rsid="0039357e"/>
    </style:style>
    <style:style style:name="T67" style:family="text">
      <style:text-properties officeooo:rsid="00616c0c"/>
    </style:style>
    <style:style style:name="T68" style:family="text">
      <style:text-properties officeooo:rsid="00625054"/>
    </style:style>
    <style:style style:name="T69" style:family="text">
      <style:text-properties officeooo:rsid="00645366"/>
    </style:style>
    <style:style style:name="T70" style:family="text">
      <style:text-properties officeooo:rsid="008e0552"/>
    </style:style>
    <style:style style:name="T71" style:family="text">
      <style:text-properties officeooo:rsid="008ec06e"/>
    </style:style>
    <style:style style:name="T72" style:family="text">
      <style:text-properties officeooo:rsid="006e6add"/>
    </style:style>
    <style:style style:name="T73" style:family="text">
      <style:text-properties officeooo:rsid="00afe3f9"/>
    </style:style>
    <style:style style:name="T74" style:family="text">
      <style:text-properties officeooo:rsid="00b1eb45"/>
    </style:style>
    <style:style style:name="T75" style:family="text">
      <style:text-properties officeooo:rsid="00d6a96b"/>
    </style:style>
    <style:style style:name="T76" style:family="text">
      <style:text-properties officeooo:rsid="00d803e8"/>
    </style:style>
    <style:style style:name="T77" style:family="text">
      <style:text-properties officeooo:rsid="0070977c"/>
    </style:style>
    <style:style style:name="T78" style:family="text">
      <style:text-properties officeooo:rsid="00784caa"/>
    </style:style>
    <style:style style:name="T79" style:family="text">
      <style:text-properties officeooo:rsid="007c3cac"/>
    </style:style>
    <style:style style:name="T80" style:family="text">
      <style:text-properties officeooo:rsid="00880c09"/>
    </style:style>
    <style:style style:name="T81" style:family="text">
      <style:text-properties officeooo:rsid="00f69912"/>
    </style:style>
    <style:style style:name="T82" style:family="text">
      <style:text-properties officeooo:rsid="001c2778"/>
    </style:style>
    <style:style style:name="T83" style:family="text">
      <style:text-properties officeooo:rsid="001d738d"/>
    </style:style>
    <style:style style:name="T84" style:family="text">
      <style:text-properties officeooo:rsid="001eba0b"/>
    </style:style>
    <style:style style:name="T85" style:family="text">
      <style:text-properties officeooo:rsid="001f331b"/>
    </style:style>
    <style:style style:name="T86" style:family="text">
      <style:text-properties officeooo:rsid="00212ae3"/>
    </style:style>
    <style:style style:name="T87" style:family="text">
      <style:text-properties officeooo:rsid="0021e7fd"/>
    </style:style>
    <style:style style:name="T88" style:family="text">
      <style:text-properties officeooo:rsid="0022dbed"/>
    </style:style>
    <style:style style:name="T89" style:family="text">
      <style:text-properties officeooo:rsid="00238f28"/>
    </style:style>
    <style:style style:name="T90" style:family="text">
      <style:text-properties officeooo:rsid="002588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总结：</text:p>
      <text:p text:style-name="P2">这篇文章研究了，以模拟延迟为重点的真实网络的仿真方法。使用真实的网络来做测试的成本是非常高的，所以各个公司、研究所都在尝试模拟真实的网络环境，来对硬件和软件进行测试。而一个仿真技术能否尽可能还原真实事件与细节<text:span text:style-name="T21">，是我们衡量仿真技术是否有效的重要因素。</text:span></text:p>
      <text:p text:style-name="P2">This article examines, simulation methods for real networks with a focus on simulating latency. The cost of using real networks for testing is very high, so various companies and institutes are trying to simulate real network environments to test hardware and software. The ability of an emulation technique to restore as much real events and details as possible is an important factor for us to measure the effectiveness of the emulation technique.</text:p>
      <text:p text:style-name="P3"><text:span text:style-name="T21">在现实生产环境中进行测试也会导致网络中节点的意外崩溃和宕机，所以构建仿真的测试平台对于软硬件测试尤其重要</text:span><text:span text:style-name="T22">。仿真的测试平台</text:span><text:span text:style-name="T21">是一个镜像或模仿生产网络的环境</text:span><text:span text:style-name="T22">。仿真的测试平台遇到的难题在于，</text:span><text:span text:style-name="T21">测试平台网络设置通常托管在一个位置，网络覆盖范围小</text:span><text:span text:style-name="T22">，</text:span><text:span text:style-name="T21">连接的电缆长度很短，并且没有额外的网络节点</text:span><text:span text:style-name="T22">。无需使用WAN 连接，更不存在传播延迟，传输过程中的干扰等问题。这导致了测试结果远优秀于实际生活中的结果</text:span><text:span text:style-name="T23">，这样的结果并不是我们所期待的</text:span><text:span text:style-name="T22">。同时作者介绍了network simulation和network emulation的区别</text:span><text:span text:style-name="T24">，</text:span><text:span text:style-name="T22">network simulation的</text:span><text:span text:style-name="T24">极限较低，所以它无法再现生产网络的真实情况。</text:span><text:span text:style-name="T22">network emulation可以模拟</text:span><text:span text:style-name="T24">硬件和软件的各种行为，以及网络中额外数量的设备</text:span><text:span text:style-name="T25">。此外，</text:span><text:span text:style-name="T22">network emulation</text:span><text:span text:style-name="T25">还可以模拟预设的或是随机的数据包丢失，延迟等通讯过程中的干扰因素。</text:span></text:p>
      <text:p text:style-name="P5">Testing in a real production environment can also lead to unexpected crashes and downtime of nodes in the network, so building an emulated testbed is particularly important for software and hardware testing. An emulated testbed is an environment that mirrors or mimics the production network. The challenge with emulated testbeds is that the testbed network setup is usually hosted in a single location, with small network coverage, short cable lengths and no additional network nodes to connect to. There is no need to use a WAN connection and there is even less propagation delay, interference during transmission etc. The test results <text:span text:style-name="T84">are</text:span> <text:span text:style-name="T84">much</text:span> better than real life, which is not expect<text:span text:style-name="T84">ed</text:span>. At the same time the authors describe the difference between network simulation and network emulation. <text:span text:style-name="T84">N</text:span>etwork simulation has lower limits, so it cannot reproduce the real situation of a production network. <text:span text:style-name="T84">N</text:span>etwork emulation can simulate various behaviors of hardware and software, as well as <text:span text:style-name="T84">more</text:span> devices in the network. In addition, network emulation can simulate per-defined or random packet losses, delays and other disturbances in the communication process.</text:p>
      <text:p text:style-name="P2"><text:span text:style-name="T25">基于Free Software Link Emulators的仿真技术中</text:span><text:span text:style-name="T26">，作者先介绍了</text:span><text:span text:style-name="T25">NetEm</text:span><text:span text:style-name="T26">。这是一个Linux Traffic Control package的免费扩展。它通过命令行参数</text:span><text:span text:style-name="T27">，改变</text:span><text:span text:style-name="T26">速率控制</text:span><text:span text:style-name="T27">，</text:span><text:span text:style-name="T26">将延迟引入输出数据包、数据包丢失等</text:span><text:span text:style-name="T27">，从而</text:span><text:span text:style-name="T26">模拟 WAN 特性</text:span><text:span text:style-name="T27">。第二个方法是Nist Net</text:span><text:span text:style-name="T28">，</text:span><text:span text:style-name="T29">这是一个基于Linux的免费数据包。文中提到</text:span><text:span text:style-name="T30">，</text:span><text:span text:style-name="T29">Nist Net作为NetEm的前身。（此处我认为文章有点难以理解，我在之后有解释）。Dummynet与之前两者最为不同</text:span><text:span text:style-name="T31">，它</text:span><text:span text:style-name="T29">通过管道作为网络仿真器，这些管道与模拟实际网络设备使用的不同排队方法相结合，FIFO 队列是 Dummynet的默认设置。</text:span></text:p>
      <text:p text:style-name="P2">Among the emulation techniques based on Free Software Link Emulators, the authors first introduce NetEm, a free extension to the Linux Traffic Control package. It simulates WAN characteristics by changing the rate control, introducing delays into output packets, packet loss, etc. via command line parameters. The second approach <text:soft-page-break/>is NistNet, a free Linux-based data package. The article mentions NistNet as a predecessor to NetEm. (Here I found the article a little <text:span text:style-name="T84">confusing</text:span>, as I explain later.) Dummynet is most different from the previous two <text:span text:style-name="T84">which</text:span> acts as a network emulator via pipes that are combined with different queuing methods used to emulate real network devices, with FIFO queues being the default setting for Dummynet.</text:p>
      <text:p text:style-name="P9"><text:span text:style-name="T32">接着</text:span><text:span text:style-name="T33">，作者比较了NetEm、Nist Net 和 Dummynet三种不同的仿真方法。</text:span><text:span text:style-name="T32">Dummynet只能向给定管道添加恒定量的延迟</text:span><text:span text:style-name="T34">。</text:span><text:span text:style-name="T32">这也导致它无法像 Nist Net 和 NetEm那样</text:span><text:span text:style-name="T35">，能够</text:span><text:span text:style-name="T32">准确模拟具有 WAN 特征的真实网络设置的延迟行为。相比之下</text:span><text:span text:style-name="T36">，Nist Net 和 NetEm 技术可以提供更复杂的延迟分布。</text:span><text:span text:style-name="T37">不过</text:span><text:span text:style-name="T38">Dummynet有着更高的仿真准确性，因为它使用的时钟频率远高于</text:span><text:span text:style-name="T37">Nist Net和NetEm</text:span><text:span text:style-name="T38">。</text:span><text:span text:style-name="T37">Nist Net和NetEm的区别在于，</text:span><text:span text:style-name="T29">NetEm 以分布式方式设置，每个设备都必须运行 NetEm 才能使仿真网络正常运行，而 Nist Net 必须设置为网络节点之间的路由器</text:span><text:span text:style-name="T37">。</text:span></text:p>
      <text:p text:style-name="P9">The<text:span text:style-name="T84">n the</text:span> author compare<text:span text:style-name="T84">s</text:span> three different simulation methods, NetEm, NistNet and Dummynet, which can only add a constant amount of latency to a given pipe. <text:span text:style-name="T84">Therefore, </text:span>it <text:span text:style-name="T84">is</text:span> <text:span text:style-name="T84">un</text:span>able to accurately simulate the latency behavior of a real network setup with WAN characteristics, <text:span text:style-name="T84">but</text:span> NistNet and NetEm can. In contrast, NistNet and NetEm technologies can provide more complex latency distributions. The difference between NistNet and NetEm is that NetEm is set up in a distributed manner, with each device having to run NetEm in order for the emulated network to function properly. NistNet must be set up as a router between network nodes.</text:p>
      <text:p text:style-name="P4"><text:span text:style-name="T32">第三部分是基于All-in-one Hardware WAN Emulators的仿真网络技术</text:span><text:span text:style-name="T39">。首先</text:span><text:span text:style-name="T40">，作者介绍了software emulators和hardware emulators的区别。</text:span><text:span text:style-name="T32">All-in-one Hardware WAN Emulators具有</text:span><text:span text:style-name="T40">额外功能，这帮助商用公司测试更多服务。此外</text:span><text:span text:style-name="T41">，</text:span><text:span text:style-name="T40">hardware emulators对于专业能力的需求更低</text:span><text:span text:style-name="T41">。对于</text:span><text:span text:style-name="T40">software emulators</text:span><text:span text:style-name="T41">，</text:span><text:span text:style-name="T40">网络专家需要更多的网络技能，来进行额外的配置。此外software emulators的支持仿真网络的速度远远低于hardware emulators。这使得hardware emulators非常适合真实的网络仿真设置。</text:span><text:span text:style-name="T32">Netropy 100G就是Hardware WAN Emulator的实现之一</text:span><text:span text:style-name="T42">，</text:span><text:span text:style-name="T43">因为它支持的仿真速度达到</text:span><text:span text:style-name="T42">1</text:span><text:span text:style-name="T43">00 Gbit/s</text:span><text:span text:style-name="T42">。此外，</text:span><text:span text:style-name="T43">它允许进行复杂的网络设置和并发测试</text:span><text:span text:style-name="T42">。</text:span><text:span text:style-name="T32">Spirent Attero-100G是作者介绍的第二个Hardware WAN Emulator的实现</text:span><text:span text:style-name="T44">。速度同样可以达到100 Gbit/s</text:span><text:span text:style-name="T45">。它还可以用作 WAN 仿真和网络加速工具。</text:span></text:p>
      <text:p text:style-name="P6">The third part is about emulation of network technology based on All-in-one Hardware WAN Emulators. Firstly, the author describe<text:span text:style-name="T85">s</text:span> the difference between software emulators and hardware emulators. <text:span text:style-name="T85">A</text:span>ll-in-one hardware WAN emulators have additional features which help commercial companies to test more services. In addition, hardware emulators require less specialist skills. With software emulators, network specialists need more network skills to perform additional configurations. <text:span text:style-name="T85">Furthermore,</text:span> software emulators support emulated networks at much lower speeds than hardware emulators. <text:span text:style-name="T85">T</text:span>his makes hardware emulators ideal for realistic network emulation setups. <text:span text:style-name="T85">N</text:span>etropy 100G is one of the implementations of Hardware WAN Emulator, as it <text:span text:style-name="T85">reaches</text:span> <text:span text:style-name="T85">the </text:span><text:span text:style-name="T42">1</text:span><text:span text:style-name="T43">00 Gbit/s </text:span><text:span text:style-name="T85">to emulate</text:span>. In addition, it allows complex network setups and concurrent testing. <text:span text:style-name="T86">S</text:span>pirent Attero-100G is the second implementation <text:span text:style-name="T86">and i</text:span>t can also be used as a WAN emulation and network acceleration tool.</text:p>
      <text:p text:style-name="P4"><text:span text:style-name="T32">在第四段中</text:span><text:span text:style-name="T46">，作者对硬件仿真器和软件仿真器做出比较。对于硬件仿真器，仿真的速度取决于硬件型号，而对于软件仿真器，则取决于运行它的底层计算机。硬件仿真器拥有更多功能</text:span><text:span text:style-name="T47">，</text:span><text:soft-page-break/><text:span text:style-name="T47">且对于工作人员的网络专业知识要求更低。</text:span><text:span text:style-name="T46">除此之外</text:span><text:span text:style-name="T48">，</text:span><text:span text:style-name="T46">软件仿真器将与所有与操作系统相关的进程共享CPU 资源</text:span><text:span text:style-name="T48">，所以</text:span><text:span text:style-name="T46">其他进程所需的 CPU资源可能会带来额外延迟，反过来会导致软件仿真器在仿真速度方面的性能较低。但是硬件仿真器高昂的价格</text:span><text:span text:style-name="T49">，会使许多小企业更愿意使用软件仿真器。</text:span></text:p>
      <text:p text:style-name="P7">In the <text:span text:style-name="T86">4. </text:span>section, the author compare<text:span text:style-name="T86">s</text:span> hardware emulators and software emulators. With a hardware emulator, the speed of emulation depends on the hardware model. <text:span text:style-name="T87">On the</text:span><text:span text:style-name="T86"> other hand, </text:span>software emulator depends on the underlying computer running it. The hardware emulator has more features and requires less network expertise from the staff. In addition, the software emulator<text:span text:style-name="T86">s</text:span> will share CPU resources with all the processes associated with the operating system, so the CPU resources required by other processes may introduce additional delays, which in turn may result in a lower performance of the software emulator in terms of emulation speed. However, the high price of hardware emulators can make many small businesses prefer to use software emulators.</text:p>
      <text:p text:style-name="P4"><text:span text:style-name="T32">第五部分是一个用于增加延迟的</text:span><text:span text:style-name="T50">，</text:span><text:span text:style-name="T32">更先进的硬件网络仿真技术</text:span><text:span text:style-name="T51">，使用Fiber Optic Delay Lines。。光缆拥有更强的抗干扰性以及更低的传播损耗低，使该选项适合在光网络中添加少量延迟</text:span><text:span text:style-name="T52">。</text:span><text:span text:style-name="T51">Fiber Optic Delay Lines是</text:span><text:span text:style-name="T32">针对光网络设计的，所以它不能直接与传统的 WAN 仿真器进行比较</text:span><text:span text:style-name="T53">。</text:span><text:span text:style-name="T32">仿真的网络流量</text:span><text:span text:style-name="T54">，</text:span><text:span text:style-name="T32">实际上是通过固定数量的电缆传输的，所以</text:span><text:span text:style-name="T51">Fiber Optic Delay Lines</text:span><text:span text:style-name="T32">对于测试和仿真实际的长距离光网络非常有用</text:span><text:span text:style-name="T86">。</text:span><text:span text:style-name="T52">但是它存在的明显缺点是</text:span><text:span text:style-name="T55">，面对</text:span><text:span text:style-name="T52">更复杂的模拟</text:span><text:span text:style-name="T55">，</text:span><text:span text:style-name="T52">网络所需的设备和端口数量非常多，因为每个光纤延迟线都需要独立的硬件接口</text:span><text:span text:style-name="T56">。</text:span></text:p>
      <text:p text:style-name="P7">The <text:span text:style-name="T86">5.</text:span> section is <text:span text:style-name="T86">about</text:span> a more advanced hardware network simulation technique for adding delay, using Fiber Optic Delay Lines. Fiber Optic Delay Lines is designed for optical networks, so it is not directly comparable to traditional WAN emulators. <text:span text:style-name="T86">I</text:span>n fact, Emulated network traffic is carried over a fixed number of cables, so Fiber Optic Delay Lines is very useful for testing and emulating actual long distance optical networks. However it has the obvious disadvantage. <text:span text:style-name="T86">F</text:span>aced with more complex simulations, the network requires <text:span text:style-name="T86">a large</text:span> number of devices and ports, <text:span text:style-name="T86">because</text:span> each Fiber Optic Delay Line requires a separate hardware interface.</text:p>
      <text:p text:style-name="P4"><text:span text:style-name="T57">通过阅读文章，我们可以了解到，出于商业和研究目的</text:span><text:span text:style-name="T58">，实现对于</text:span><text:span text:style-name="T57">真实的网络进行模拟和仿真至关重要</text:span><text:span text:style-name="T58">。</text:span><text:span text:style-name="T32">传统的 WAN 仿真技术基于软件仿真和硬件仿真</text:span><text:span text:style-name="T58">。一方面，软件仿真器价格成本低，但它们需要更多的网络配置工作，工作人员的专业技能有一定要求。另一方面，硬件仿真器提供更多服务与功能，并且简化了安装和配置过程，但缺点是购置成本高。对于光纤网络，光纤延迟线可以提供更精确的网络仿真，因为这些设备内部装有实际长度的电缆，这提供了硬件仿真的可能</text:span><text:span text:style-name="T59">，</text:span><text:span text:style-name="T58">而不仅仅是在软件中模拟它。随着技术的不断发展</text:span><text:span text:style-name="T60">，对于在网络仿真的环境下进行测试，</text:span><text:span text:style-name="T57">在性能与成本之间取得平衡依然充满挑战性。</text:span></text:p>
      <text:p text:style-name="P8"><text:span text:style-name="T90">After</text:span> reading the article, it is clear that it is essential to implement simulation and emulation of real networks for business and research purposes. Traditional WAN emulation techniques are based on software emulation and hardware emulation. On the one hand, software emulators are less expensive, but they require more network configuration work and staff <text:span text:style-name="T87">skills</text:span>. <text:span text:style-name="T87">O</text:span>n the other hand, Hardware emulators offer more services and features and simplify the installation and configuration process, but <text:span text:style-name="T87">they </text:span>have the disadvantage of high acquisition costs. For <text:span text:style-name="T87">Fiber</text:span> <text:span text:style-name="T87">O</text:span>ptic <text:span text:style-name="T87">N</text:span>etworks, <text:span text:style-name="T87">F</text:span>ib<text:span text:style-name="T87">er</text:span> <text:span text:style-name="T87">O</text:span>ptic <text:span text:style-name="T87">D</text:span>elay <text:span text:style-name="T87">L</text:span>ines can provide more accurate network emulation as these devices are equipped with actual lengths of cable inside, which offers the possibility of hardware <text:soft-page-break/>emulation rather than just simulating it in software. As technology continues to evolve, it remains challenging to strike a balance between performance and cost for testing in a network emulation environment.</text:p>
      <text:p text:style-name="P4"/>
      <text:p text:style-name="P2"/>
      <text:p text:style-name="P2">优点：</text:p>
      <text:p text:style-name="P2">1. 整个introduction将整个研究的前因后果以及研究动机简洁概述出来<text:span text:style-name="T61">，</text:span><text:span text:style-name="T62">Introduction中的</text:span><text:span text:style-name="T61">最后一段对于</text:span>文章结构的描述也非常清晰<text:span text:style-name="T61">。</text:span><text:span text:style-name="T63">2、3段介绍了以两种不同传统仿真器为基础的仿真技术。第4段对两者进行比较。第5段对于新仿真技术做出阐述，并在第6段得出结论。这样</text:span><text:span text:style-name="T61">可以使读者快速理解文章的主旨以及研究前提</text:span><text:span text:style-name="T64">，并且读者能快速查找到自己感兴趣的具体章节。我认为这是一个比较好的</text:span></text:p>
      <text:p text:style-name="P10"><text:span text:style-name="T64">2. 文中使用了很多</text:span><text:span text:style-name="T45">准确的数据，这可以提高文章的客观性和可信度，这很好。</text:span></text:p>
      <text:p text:style-name="P13">1. <text:span text:style-name="T87">T</text:span>he entire introduction gives a concise overview of the causes and consequences of the research and the motivation for it. <text:span text:style-name="T87">T</text:span>he last <text:span text:style-name="T87">paragraph</text:span> of the introduction gives a very clear description of the structure of the text. <text:span text:style-name="T87">The sections 2 and 3</text:span> introduce simulation techniques based on two different conventional simulators. <text:span text:style-name="T87">The 4. </text:span><text:span text:style-name="T4">section</text:span> compares the<text:span text:style-name="T87">se</text:span> two. The new simulation technology is described in <text:span text:style-name="T87">the 5. </text:span><text:span text:style-name="T4">section</text:span> and a conclusion is drawn in <text:span text:style-name="T4">section</text:span> 6. This allows the reader to quickly understand the main idea of the article and the premise of the study and the reader can quickly find the specific chapter that interests him/her.</text:p>
      <text:p text:style-name="P10">2. <text:span text:style-name="T87">A</text:span> lot of accurate data is used in the text, which improves the objectivity and credibility of the article.</text:p>
      <text:p text:style-name="P2"/>
      <text:p text:style-name="P2">缺点：</text:p>
      <text:p text:style-name="P19"><text:span text:style-name="T4">1. 这个摘要有些过于冗余</text:span><text:span text:style-name="T65">。</text:span><text:span text:style-name="T4">摘要应该是一个简要的概括</text:span><text:span text:style-name="T65">，</text:span><text:span text:style-name="T4">可以让读者立刻明白这篇文章的研究方向</text:span><text:span text:style-name="T65">。</text:span><text:span text:style-name="T4">但是它包含了太多细节，类似作者对于“测试平台”的介绍，区分了它与实际生产网络的不同。此外，作者还举例描述了，模拟真实延迟行为的多种技术方法。</text:span>可以省略针对于<text:span text:style-name="T66">Wide Area Network(WAN)和光纤网络的仿真技术的举例。</text:span></text:p>
      <text:p text:style-name="P4"><text:span text:style-name="T66">2. </text:span>2.1和2.2部分中，作者给出了代码示例。应该<text:span text:style-name="T67">将列举</text:span><text:span text:style-name="T27">出的指令示例更换一种与文章内容不同的字体</text:span><text:span text:style-name="T67">。</text:span><text:span text:style-name="T5">2.2中</text:span><text:span text:style-name="T29">的指令示例</text:span><text:span text:style-name="T68">，缺少了“#”，但是在</text:span><text:span text:style-name="T5">2.1</text:span><text:span text:style-name="T68">的例子中有“#”作为标识符。读者会混淆“#”的作用。</text:span><text:span text:style-name="T69">在</text:span><text:span text:style-name="T5">2.3中，指令</text:span><text:span text:style-name="T69">举例时需要用明显的标识符</text:span><text:span text:style-name="T70">，表示此处的命令是两行独立的命令，比如分别以“</text:span><text:span text:style-name="T82">#</text:span><text:span text:style-name="T70">”开头</text:span><text:span text:style-name="T71">。</text:span></text:p>
      <text:p text:style-name="P3"><text:span text:style-name="T67">3. 部分</text:span><text:span text:style-name="T5">2.2</text:span><text:span text:style-name="T72">中，对“</text:span><text:span text:style-name="T1">emulation</text:span><text:span text:style-name="T72">”一次做出定义。我认为这个词对于整个研究或者整个文章至关重要，所以对于这个词的定义，应该被提前，而不是放在这个小标题中。</text:span></text:p>
      <text:p text:style-name="P11"><text:span text:style-name="T72">4. </text:span><text:span text:style-name="T45">没有对</text:span><text:span text:style-name="T32">Spirent Attero-100G和之前提及的 Apposite Technology Netropy 100G做出比较</text:span><text:span text:style-name="T45">。在我读完之后，除了名字我几乎难以区分两个例子的区别，介绍也有些相似，速度相似，功能相似。</text:span></text:p>
      <text:p text:style-name="P11"><text:span text:style-name="T82">5. 第3段</text:span><text:span text:style-name="T45">的内容很像说明书，准确的数据可以提高文章的客观性和可信度，这很好。但是过多的数据，以及较少的描述，会使文章变得枯燥且降低了可读性。此外</text:span><text:span text:style-name="T73">，整个第</text:span>3段<text:span text:style-name="T73">使用的索引较少</text:span><text:span text:style-name="T74">，但是</text:span><text:span text:style-name="T73">写出了非常长的篇幅，可能作者选取的索引非常恰当，但是这样还是会降低文章的客观性，因为单一的文献只能证明一位作者的观点或者是实验结果。</text:span></text:p>
      <text:p text:style-name="P10"><text:span text:style-name="T82">6</text:span><text:span text:style-name="T73">. </text:span><text:span text:style-name="T32">我认为段落</text:span><text:span text:style-name="T75">5.1和5.2不是并列关系，所以不应该如此分段。作者在段落5后，对Fiber Optic Delay Lines做了描述和特性分析。在5.1段，介绍了一个具体示例Fiberplus D8 Series，并描述了它的性能和测试数据。但是在</text:span><text:span text:style-name="T76">5.2段，作者又再一次开始对</text:span><text:span text:style-name="T75">Fiber Optic Delay Lines做了一个整体概述</text:span><text:span text:style-name="T76">。这让我有一些疑惑。</text:span></text:p>
      <text:p text:style-name="P10"><text:soft-page-break/>1. This abstract is a little redundant. The abstract should be a brief summary that gives the reader an immediate idea of the direction of the paper. However, it contains too much detail, <text:span text:style-name="T88">e.g.</text:span> the description of 'testbed', which distinguishes it from a real production network. In addition, the author describe<text:span text:style-name="T88">s</text:span> various technical approaches to simulating realistic latency behavior. <text:span text:style-name="T88">The e</text:span>xamples of simulation techniques for Wide Area Network (WAN) and <text:span text:style-name="T88">F</text:span>iber <text:span text:style-name="T88">O</text:span>ptic <text:span text:style-name="T88">N</text:span>etworks can be omitted.</text:p>
      <text:p text:style-name="P10"><text:span text:style-name="T89">2</text:span>. In part 2.2, "emulation" is defined once. I think this word is crucial to the whole study or the whole article, so the definition of this word should be brought forward rather than in this subheading.</text:p>
      <text:p text:style-name="P10"><text:span text:style-name="T89">3</text:span>. <text:span text:style-name="T88">T</text:span>here is no <text:span text:style-name="T88">clear</text:span> comparison between the Spirent Attero-100G and the Apposite Technology Netropy 100G mentioned. After I read through it, I had little difficulty distinguishing between the two examples except for the names, and the <text:span text:style-name="T88">descriptions</text:span> <text:span text:style-name="T88">are also</text:span> somewhat similar. <text:span text:style-name="T88">They have</text:span> similar speeds and similar features.</text:p>
      <text:p text:style-name="P13"><text:span text:style-name="T89">4</text:span>. <text:span text:style-name="T88">S</text:span><text:span text:style-name="T4">ection</text:span> 3 <text:span text:style-name="T88">is</text:span> very much like a manual. <text:span text:style-name="T88">I</text:span>t is good that accurate data improves the objectivity and credibility of the article. However, too much data, and less description, can make the text boring and less readable. In addition, the entire <text:span text:style-name="T4">section</text:span> 3 is very long with few <text:span text:style-name="T88">references. T</text:span>his reduces the objectivity of the article, <text:span text:style-name="T88">because</text:span> a single <text:span text:style-name="T88">reference</text:span> can only prove the opinion of one author or the results of an experiment.</text:p>
      <text:p text:style-name="P13"><text:span text:style-name="T89">5</text:span>. I think that <text:span text:style-name="T4">section</text:span>s 5.1 and 5.2 are not <text:span text:style-name="T88">context relevant</text:span> and so should not be subdivided in this way. After <text:span text:style-name="T4">section</text:span> 5, the author describe<text:span text:style-name="T88">s</text:span> and characterize<text:span text:style-name="T88">s</text:span> Fiber Optic Delay Lines. In <text:span text:style-name="T4">section</text:span> 5.1, a specific example, the Fiberplus D8 Series, and its performance are described. But in <text:span text:style-name="T4">section</text:span> 5.2, the author <text:span text:style-name="T88">shows</text:span> a general overview of Fiber Optic Delay Lines <text:span text:style-name="T88">again</text:span>. This left me with some doubts.</text:p>
      <text:p text:style-name="P2"/>
      <text:p text:style-name="P2"/>
      <text:p text:style-name="P4">不解：</text:p>
      <text:p text:style-name="P4"><text:span text:style-name="T5">1. 第二部分中提到</text:span><text:span text:style-name="T30">，</text:span><text:span text:style-name="T29">Nist Net作为NetEm的前身与其提供的仿真方法相似</text:span><text:span text:style-name="T28">。但是并没有对于两者区别的具体描述</text:span><text:span text:style-name="T72">，我无法理解两者的区别</text:span><text:span text:style-name="T77">，也不清楚为什么要创造它的后一代NetEm。</text:span><text:span text:style-name="T78">文中不断提及</text:span><text:span text:style-name="T29">Nist Net与NetEm相似</text:span><text:span text:style-name="T78">，使我阅读时更加困惑。此外</text:span><text:span text:style-name="T79">，在2.4部分中</text:span><text:span text:style-name="T80">，即使对于两者做出</text:span><text:span text:style-name="T79">比较，但是描述依然不清晰，只有最后一句话</text:span><text:span text:style-name="T78">。</text:span></text:p>
      <text:p text:style-name="P12"><text:span text:style-name="T78">2. </text:span>第三部分或者说整篇文章中<text:span text:style-name="T45">没有对</text:span><text:span text:style-name="T32">Spirent Attero-100G和 Apposite Technology Netropy 100G做出比较</text:span><text:span text:style-name="T45">。在我读完之后，除了名字我几乎难以区分两者的区别，介绍也有些相似，速度相似，功能相似。</text:span></text:p>
      <text:p text:style-name="P12">1. The <text:span text:style-name="T88">2.</text:span> section mentions that NistNet, the predecessor of NetEm, is similar to the simulation methods it provides. The constant references to NistNet being similar to NetEm made my reading even more confusing. In addition, in section 2.4, even though a comparison is made between the two, the description is still unclear, with only the last sentence.</text:p>
      <text:p text:style-name="P12">2. There is no comparison between the Spirent Attero-100G and the Apposite Technology Netropy 100G in the <text:span text:style-name="T89">3.</text:span> part or in the whole article. After I finished reading, I could hardly tell the difference between the<text:span text:style-name="T89">se</text:span> two except for the names. <text:span text:style-name="T89">T</text:span>he descriptions were somewhat similar, with similar speeds and similar features.</text:p>
      <text:p text:style-name="P2"/>
      <text:p text:style-name="P2">改正：</text:p>
      <text:p text:style-name="P2"><text:soft-page-break/>1. 在部分“2. Free Software Link Emulators”，<text:span text:style-name="T25">每个标题之间需要添加一些描述</text:span><text:span text:style-name="T3">，这里可以添加一段对于Free Software Link Emulators的大体介绍。</text:span></text:p>
      <text:p text:style-name="P4">2<text:span text:style-name="T3">. </text:span><text:span text:style-name="T68">但是在</text:span><text:span text:style-name="T5">2.1</text:span><text:span text:style-name="T68">的</text:span><text:span text:style-name="T29">指令</text:span><text:span text:style-name="T68">例子中有“#”作为标识符，</text:span><text:span text:style-name="T5">2.2中</text:span><text:span text:style-name="T29">的指令示例</text:span><text:span text:style-name="T68">，缺少了“#”。</text:span><text:span text:style-name="T83">2.3中出现两行指令，但没有“#”，读者会错误理解成一个指令。</text:span></text:p>
      <text:p text:style-name="P4">1. <text:span text:style-name="T89">I</text:span>n <text:span text:style-name="T89">2.</text:span> section, some description needs to be added between each heading. <text:span text:style-name="T89">Maybe</text:span> a general introduction to Free Software Link Emulators could be added here.</text:p>
      <text:p text:style-name="P14">2. In sections 2.1 and 2.2, the authors give code examples. The examples of commands listed should be replaced with a different font than the text. <text:span text:style-name="T88">Section </text:span>2.2 shows examples of commands without the "#", but in 2.1 there is a "#" as an identifier. The reader may be confused about the role of "#". In 2.3, the command example needs to be clearly identified by an identifier to indicate that the command here is two separate lines, e.g. each starting with "#".</text:p>
      <text:p text:style-name="P2"/>
      <text:p text:style-name="P2">评价：</text:p>
      <text:p text:style-name="P9"><text:span text:style-name="T57">我认为整篇文章的英文表达是清晰的</text:span><text:span text:style-name="T12">，并且整体格式符合标准。文章最先解释了研究的前提以及研究动机。之后将仿真技术分为软、硬件两部分。之后，又对不同技术做出比较。接着提到了仿真光纤网络，所要求的硬件前提。最后总结了全文，并</text:span><text:span text:style-name="T81">论述了网络仿真所面临的困境</text:span><text:span text:style-name="T12">。</text:span></text:p>
      <text:p text:style-name="P16">文章通过不同角度<text:span text:style-name="T11">，</text:span>多维度介绍<text:span text:style-name="T11">，这帮助读者对于网络仿真技术的理解更全面。</text:span>文章内含有具体数据<text:span text:style-name="T12">，这增加了描述的准确性和真实性</text:span><text:span text:style-name="T13">。</text:span></text:p>
      <text:p text:style-name="P16"/>
      <text:p text:style-name="P16">需要改进的点：</text:p>
      <text:p text:style-name="P19"><text:span text:style-name="T8">1. </text:span><text:span text:style-name="T10">对于</text:span><text:span text:style-name="T9">“</text:span><text:span text:style-name="T2">emulation</text:span><text:span text:style-name="T9">”一词的定义，应该在最开头阐述，而不是放在2.2部分中。</text:span></text:p>
      <text:p text:style-name="P9"><text:span text:style-name="T8">2. 除了fiber delay lines (FDL)</text:span><text:span text:style-name="T6">，还可以从RAM中的Buffer, 使用FPGA network cards等因素为出发点，展开描述。因为它们也可能影响网络的延迟仿真。</text:span></text:p>
      <text:p text:style-name="P9"><text:span text:style-name="T6">3. </text:span><text:span text:style-name="T8">除了fiber networks还有copper networks</text:span><text:span text:style-name="T6">，可以对两种networks的性能或者其他特性做出比较。</text:span></text:p>
      <text:p text:style-name="P1"><text:span text:style-name="T18">4</text:span><text:span text:style-name="T19">. 大篇幅的段落</text:span><text:span text:style-name="T20">，全部使用同一索引，这会降低文章的可信度</text:span><text:span text:style-name="Emphasis"><text:span text:style-name="T17">。</text:span></text:span></text:p>
      <text:p text:style-name="P16"><text:span text:style-name="T6">5</text:span>. 有些用词不够准确<text:span text:style-name="T14">，对于同类网络仿真技术的不同实现的比较不够清晰，不够具体。</text:span></text:p>
      <text:p text:style-name="P17"><text:span text:style-name="T6">6</text:span>.<text:span text:style-name="T15"> 一些结构划分使得读者困惑</text:span><text:span text:style-name="T16">，比如5、5.1、5.2部分之间的关系。</text:span></text:p>
      <text:p text:style-name="P17"><text:span text:style-name="T6">7</text:span><text:span text:style-name="T7">. </text:span><text:span text:style-name="T8">文章出现的具体性能数据太多</text:span><text:span text:style-name="T9">，像是在看说明书，而不像一篇总结文章</text:span><text:span text:style-name="T7">，这也降低了阅读兴趣</text:span><text:span text:style-name="T10">。</text:span></text:p>
      <text:p text:style-name="P15"><text:span text:style-name="T89">T</text:span>he English presentation throughout the article <text:span text:style-name="T89">is</text:span> clear and the overall formatting <text:span text:style-name="T89">is</text:span> up to standard. The article begins by explaining the premise of the study and the motivation for the study. This is followed by a division of the simulation techniques into software and hardware. This is followed by a comparison of the different techniques. Then the hardware prerequisites required to simulate a <text:span text:style-name="T89">F</text:span>ibe<text:span text:style-name="T89">r</text:span> <text:span text:style-name="T89">O</text:span>ptic <text:span text:style-name="T89">N</text:span>etwork are mentioned. Finally the full article is summarized and the dilemmas faced by network emulation are discussed.</text:p>
      <text:p text:style-name="P15">The article is presented through different perspectives and in multiple dimensions, which helps the reader to have a more comprehensive understanding of network emulation techniques. The article contains specific data, which adds to the accuracy and veracity of the description.</text:p>
      <text:p text:style-name="P15"/>
      <text:p text:style-name="P15"><text:span text:style-name="T89">Advice about I</text:span>mprovement.</text:p>
      <text:p text:style-name="P15"><text:soft-page-break/>1. <text:span text:style-name="T89">T</text:span>he definition of the term "emulation" should be stated at the beginning rather than in section 2.2.</text:p>
      <text:p text:style-name="P15"><text:span text:style-name="T89">2. Besides</text:span> the <text:span text:style-name="T89">F</text:span>iber <text:span text:style-name="T89">D</text:span>elay <text:span text:style-name="T89">L</text:span>ines (FDL), the description could also start with the Buffer in RAM, the use of FPGA network cards, etc. <text:span text:style-name="T89">B</text:span>ecause they may also affect the delay simulation of the network.</text:p>
      <text:p text:style-name="P15">3. <text:span text:style-name="T89">Besides</text:span> <text:span text:style-name="T89">the F</text:span>iber <text:span text:style-name="T89">N</text:span>etworks there are also copper networks, which can be compared in terms of performance or other characteristics of the two types of networks.</text:p>
      <text:p text:style-name="P15">4. <text:span text:style-name="T89">L</text:span>arge paragraphs using the same <text:span text:style-name="T89">references</text:span> reduces the credibility of the article.</text:p>
      <text:p text:style-name="P15">5. <text:span text:style-name="T89">S</text:span>ome of the terminology is not precise enough and the comparison of different implementations of network simulation techniques is not clear enough.</text:p>
      <text:p text:style-name="P15">6. <text:span text:style-name="T89">S</text:span>ome structural divisions confuse the reader, for example the relationship between sections 5, 5.1 and 5.2.</text:p>
      <text:p text:style-name="P15">7. Too much specific performance data appears in the article, which makes it seem like a manual rather than a summary article, which also reduces the interest in reading.</text:p>
      <text:p text:style-name="P15"/>
      <text:p text:style-name="P1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Rome time" svg:font-family="'Rome tim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6:21:57.136762106</meta:creation-date>
    <dc:date>2023-01-13T18:21:39.028033849</dc:date>
    <meta:editing-duration>PT3M7S</meta:editing-duration>
    <meta:editing-cycles>1</meta:editing-cycles>
    <meta:document-statistic meta:table-count="0" meta:image-count="0" meta:object-count="0" meta:page-count="7" meta:paragraph-count="65" meta:word-count="5306" meta:character-count="16438" meta:non-whitespace-character-count="14427"/>
    <meta:generator>LibreOffice/7.3.7.2$Linux_X86_64 LibreOffice_project/30$Build-2</meta:generator>
  </office:meta>
</office:document-meta>
</file>